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2">Unlock: JetPack</text:span></text:p>
      <text:p text:style-name="P1">7.) Kill giant motocco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artifact <text:s text:c="8"/><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
      <text:p text:style-name="P2">(Temple Ruins)</text:p>
      <text:p text:style-name="P1">11.) Destroy the three commando outposts <text:s/>-(commando, turret, tank) <text:s/>(mandatory)</text:p>
      <text:p text:style-name="P5"><text:s text:c="14"/>Main Quest: Destroy the three commando outposts in the desert</text:p>
      <text:p text:style-name="P5"><text:tab/>Side Quest: <text:s/>Hack commando mainframe. <text:span text:style-name="T2">Unlock: crit damage</text:span></text:p>
      <text:p text:style-name="P1">12.) Destroy the commando weapons cache</text:p>
      <text:p text:style-name="P5"><text:tab/>Main Quest: destroy the commando weapon cache</text:p>
      <text:p text:style-name="P5"><text:tab/>Side Quest: <text:s/>destroy oil pipe <text:span text:style-name="T2">Unlock: healing effectiveness</text:span></text:p>
      <text:p text:style-name="P1">13.) Kill the 3 elite commandos</text:p>
      <text:p text:style-name="P1"><text:s text:c="12"/><text:span text:style-name="T1">Main Quest: <text:s/>Kill the elite commandos</text:span></text:p>
      <text:p text:style-name="P5"><text:tab/>Side Quest: <text:s/>Collect technology off of dead tank <text:span text:style-name="T2">Unlock: thorns</text:span></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text:p>
      <text:p text:style-name="P1">16.) Destroy the turret defenses <text:s/><text:span text:style-name="T2">BOSS: </text:span>two turrets (watch that crossfire boys)</text:p>
      <text:p text:style-name="P5"><text:tab/>Main Quest: kill turret defence</text:p>
      <text:p text:style-name="P5"><text:tab/>Side Quest: </text:p>
      <text:p text:style-name="P5"/>
      <text:p text:style-name="P1">17.) Kill Boss <text:s text:c="2"/><text:span text:style-name="T2">Final Boss: Gravin</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2"><text:s text:c="30"/>the mission. Before you head out, click on your weapon rack next to the truck to give yourself a new skill."</text:p>
      <text:p text:style-name="P4"/>
      <text:p text:style-name="P4"><text:s text:c="4"/><text:span text:style-name="T2">Brice</text:span>: </text:p>
      <text:p text:style-name="P10"><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12-20T18:12:56.88</dc:date>
    <meta:editing-duration>P5DT19H52M38S</meta:editing-duration>
    <meta:editing-cycles>122</meta:editing-cycles>
    <meta:generator>OpenOffice.org/3.4.1$Win32 OpenOffice.org_project/341m1$Build-9593</meta:generator>
    <meta:document-statistic meta:table-count="0" meta:image-count="0" meta:object-count="0" meta:page-count="4" meta:paragraph-count="122" meta:word-count="1152" meta:character-count="7450"/>
  </office:meta>
</office:document-meta>
</file>